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B0000008CFBC1AB7E5862CF39.png" manifest:media-type="image/png"/>
  <manifest:file-entry manifest:full-path="Pictures/100002010000028C000000BD14ABADE5FC8EFFA2.png" manifest:media-type="image/png"/>
  <manifest:file-entry manifest:full-path="Pictures/10000201000001C40000008D78A191E7FC2F05E8.png" manifest:media-type="image/png"/>
  <manifest:file-entry manifest:full-path="Pictures/10000201000001E8000001EF12B6659CC599F2A7.png" manifest:media-type="image/png"/>
  <manifest:file-entry manifest:full-path="Pictures/10000201000003080000007CDC0BA9F52ABF9836.png" manifest:media-type="image/png"/>
  <manifest:file-entry manifest:full-path="Pictures/10000201000001BC000000B4EBE944C06FF469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6abc" officeooo:paragraph-rsid="000f6ab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Assignment # 3</text:p>
      <text:p text:style-name="P1"/>
      <text:p text:style-name="P1"><draw:frame draw:style-name="fr1" draw:name="Image1" text:anchor-type="paragraph" svg:width="5.0835in" svg:height="5.1563in" draw:z-index="0"><draw:image xlink:href="Pictures/10000201000001E8000001EF12B6659CC599F2A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width="4.6252in" svg:height="1.8752in" draw:z-index="1"><draw:image xlink:href="Pictures/10000201000001BC000000B4EBE944C06FF4699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paragraph" svg:width="6.6929in" svg:height="1.0693in" draw:z-index="2"><draw:image xlink:href="Pictures/10000201000003080000007CDC0BA9F52ABF9836.png" xlink:type="simple" xlink:show="embed" xlink:actuate="onLoad" loext:mime-type="image/png"/></draw:frame></text:p>
      <text:p text:style-name="P1"/>
      <text:p text:style-name="P1"/>
      <text:p text:style-name="P1"/>
      <text:p text:style-name="P1"><text:soft-page-break/></text:p>
      <text:p text:style-name="P1"><draw:frame draw:style-name="fr3" draw:name="Image4" text:anchor-type="paragraph" svg:width="4.7083in" svg:height="1.4689in" draw:z-index="3"><draw:image xlink:href="Pictures/10000201000001C40000008D78A191E7FC2F05E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paragraph" svg:width="2.948in" svg:height="1.4583in" draw:z-index="4"><draw:image xlink:href="Pictures/100002010000011B0000008CFBC1AB7E5862CF3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6" text:anchor-type="paragraph" svg:width="6.6929in" svg:height="1.9398in" draw:z-index="5"><draw:image xlink:href="Pictures/100002010000028C000000BD14ABADE5FC8EFFA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22:25:46.245248587</meta:creation-date>
    <dc:date>2019-11-22T22:32:53.009982903</dc:date>
    <meta:editing-duration>PT7M12S</meta:editing-duration>
    <meta:editing-cycles>1</meta:editing-cycles>
    <meta:document-statistic meta:table-count="0" meta:image-count="6" meta:object-count="0" meta:page-count="2" meta:paragraph-count="1" meta:word-count="4" meta:character-count="21" meta:non-whitespace-character-count="18"/>
    <meta:generator>LibreOffice/6.0.7.3$Linux_X86_64 LibreOffice_project/00m0$Build-3</meta:generator>
  </office:meta>
</office:document-meta>
</file>